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list-style-name="WWNum3">
      <style:paragraph-properties fo:margin-left="0.5in" fo:margin-right="0in" fo:margin-top="0.0398in" fo:margin-bottom="0in" loext:contextual-spacing="false" fo:text-indent="-0.25in" style:auto-text-indent="false"/>
    </style:style>
    <style:style style:name="P22" style:family="paragraph" style:parent-style-name="Standard" style:list-style-name="WWNum3">
      <style:paragraph-properties fo:margin-left="0.5in" fo:margin-right="0in" fo:margin-top="0in" fo:margin-bottom="0in" loext:contextual-spacing="false" fo:text-indent="-0.25in" style:auto-text-indent="false"/>
    </style:style>
    <style:style style:name="P23" style:family="paragraph" style:parent-style-name="Standard" style:list-style-name="WWNum3">
      <style:paragraph-properties fo:margin-left="0.5in" fo:margin-right="0in" fo:margin-top="0in" fo:margin-bottom="0.0429in" loext:contextual-spacing="false" fo:text-indent="-0.25in" style:auto-text-indent="false"/>
    </style:style>
    <style:style style:name="P24" style:family="paragraph" style:parent-style-name="Standard" style:list-style-name="WWNum1">
      <style:paragraph-properties fo:margin-left="1in" fo:margin-right="0in" fo:margin-top="0in" fo:margin-bottom="0in" loext:contextual-spacing="false" fo:text-indent="-0.25in" style:auto-text-indent="false"/>
    </style:style>
    <style:style style:name="P25" style:family="paragraph" style:parent-style-name="Standard" style:list-style-name="WWNum3">
      <style:paragraph-properties fo:margin-left="1in" fo:margin-right="0in" fo:margin-top="0in" fo:margin-bottom="0in" loext:contextual-spacing="false" fo:text-indent="-0.25in" style:auto-text-indent="false"/>
    </style:style>
    <style:style style:name="P26" style:family="paragraph" style:parent-style-name="Standard">
      <style:paragraph-properties fo:break-before="auto" fo:break-after="auto"/>
    </style:style>
    <style:style style:name="P27" style:family="paragraph" style:parent-style-name="Heading_20_1" style:list-style-name="WWNum2"/>
    <style:style style:name="P2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aczyuw2yex2w"/><text:span text:style-name="T1">Sistemas operativos en red</text:span><text:span text:style-name="T2"><text:line-break/></text:span><text:span text:style-name="T3">UD 03. Actividades Evaluables 01</text:span></text:p>
      <text:p text:style-name="P1"><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 Barea</text:span></text:p>
      <text:p text:style-name="P4"><text:span text:style-name="T5">Actualizado Septiembre 2025</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7">1. Fecha de entrega<text:tab/>3</text:span></text:a></text:p>
          <text:p text:style-name="P13"><text:a xlink:type="simple" xlink:href="#_9maybllx2a09" text:style-name="Index_20_Link" text:visited-style-name="Index_20_Link"><text:span text:style-name="T17">2. Observaciones previas a la realización de tareas evaluables<text:tab/>3</text:span></text:a></text:p>
          <text:p text:style-name="P13"><text:a xlink:type="simple" xlink:href="#_4owcmsjlyn6b" text:style-name="Index_20_Link" text:visited-style-name="Index_20_Link"><text:span text:style-name="T18">3. Actividad 00<text:tab/>3</text:span></text:a></text:p>
          <text:p text:style-name="P13"><text:a xlink:type="simple" xlink:href="#_6fwqqdybz39n" text:style-name="Index_20_Link" text:visited-style-name="Index_20_Link"><text:span text:style-name="T18">4. Actividad 01<text:tab/>3</text:span></text:a></text:p>
          <text:p text:style-name="P13"><text:a xlink:type="simple" xlink:href="#_alzs0el7m4cz" text:style-name="Index_20_Link" text:visited-style-name="Index_20_Link"><text:span text:style-name="T18">5. Actividad 02<text:tab/>3</text:span></text:a></text:p>
          <text:p text:style-name="P13"><text:a xlink:type="simple" xlink:href="#_ktvw864l9bkr" text:style-name="Index_20_Link" text:visited-style-name="Index_20_Link"><text:span text:style-name="T18">6. Actividad 03<text:tab/>4</text:span></text:a></text:p>
          <text:p text:style-name="P13"><text:a xlink:type="simple" xlink:href="#_6wczumkftewg" text:style-name="Index_20_Link" text:visited-style-name="Index_20_Link"><text:span text:style-name="T18">7. Actividad 04<text:tab/>4</text:span></text:a></text:p>
          <text:p text:style-name="P13"><text:a xlink:type="simple" xlink:href="#_10z7y1e0ud48" text:style-name="Index_20_Link" text:visited-style-name="Index_20_Link"><text:span text:style-name="T18">8. Actividad 05<text:tab/>4</text:span></text:a></text:p>
          <text:p text:style-name="P13"><text:a xlink:type="simple" xlink:href="#_4k81nvs0l50n" text:style-name="Index_20_Link" text:visited-style-name="Index_20_Link"><text:span text:style-name="T18">9. Actividad 06<text:tab/>4</text:span></text:a></text:p>
          <text:p text:style-name="P13"><text:a xlink:type="simple" xlink:href="#_z6v8py91om6f" text:style-name="Index_20_Link" text:visited-style-name="Index_20_Link"><text:span text:style-name="T18">10. Actividad 07<text:tab/>4</text:span></text:a></text:p>
          <text:p text:style-name="P13"><text:a xlink:type="simple" xlink:href="#_qsoun4un4g32" text:style-name="Index_20_Link" text:visited-style-name="Index_20_Link"><text:span text:style-name="T18">11. Actividad 08<text:tab/>4</text:span></text:a></text:p>
          <text:p text:style-name="P13"><text:a xlink:type="simple" xlink:href="#_v30xnv8ivdnp" text:style-name="Index_20_Link" text:visited-style-name="Index_20_Link"><text:span text:style-name="T18">12. Actividad 09<text:tab/>5</text:span></text:a></text:p>
          <text:p text:style-name="P13"><text:a xlink:type="simple" xlink:href="#_mq12yyausd1w" text:style-name="Index_20_Link" text:visited-style-name="Index_20_Link"><text:span text:style-name="T18">13. Actividad 10<text:tab/>5</text:span></text:a></text:p>
        </text:index-body>
      </text:table-of-content>
      <text:p text:style-name="P12"/>
      <text:p text:style-name="P15"/>
      <text:p text:style-name="P16"><text:span text:style-name="T14">UD03. Actividades evaluables 01</text:span></text:p>
      <text:list xml:id="list410067947" text:style-name="WWNum2">
        <text:list-item>
          <text:p text:style-name="P27"><text:bookmark text:name="_dbh0n1vac4c8"/>Fecha de entrega</text:p>
        </text:list-item>
      </text:list>
      <text:p text:style-name="Standard"><text:span text:style-name="T10">Fecha límite de entrega: </text:span><text:span text:style-name="T20">Jueves 2 de octubre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12102077005511" text:continue-numbering="true" text:style-name="WWNum2">
        <text:list-item>
          <text:p text:style-name="P27"><text:bookmark text:name="_9maybllx2a09"/>Observaciones previas a la realización de tareas evaluables</text:p>
        </text:list-item>
      </text:list>
      <text:list xml:id="list3171470453" text:style-name="WWNum3">
        <text:list-item>
          <text:p text:style-name="P21">Salvo excepciones que lo indique en cada actividad, deberás generar un único documento para todo el boletín y en ese documento incluir la respuesta a cada actividad.</text:p>
        </text:list-item>
      </text:list>
      <text:list xml:id="list3348132140" text:style-name="WWNum1">
        <text:list-item>
          <text:list>
            <text:list-item>
              <text:p text:style-name="P24">Si para la entrega se requiere entregar varios ficheros, entrégalos comprimido en un único fichero con extensión “.zip”.</text:p>
            </text:list-item>
          </text:list>
        </text:list-item>
      </text:list>
      <text:list xml:id="list12102407035508" text:continue-list="list3171470453" text:style-name="WWNum3">
        <text:list-item>
          <text:p text:style-name="P22">Cuando se entreguen documentos, estos deben tener una buena presentación. Aunque el documento a entregar sea pequeño, debe tener portada, índice, cabecera, pie de página (con número de página), además de ser coherente en estilo.</text:p>
          <text:list>
            <text:list-item>
              <text:p text:style-name="P25"><text:soft-page-break/>El índice solo será necesario si el documento (sin contar portada) ocupa más de una página y tiene más de un apartado. </text:p>
            </text:list-item>
          </text:list>
        </text:list-item>
        <text:list-item>
          <text:p text:style-name="P23">Las actividades deben realizarse en la lengua indicada en cada actividad. La gramática y ortografía tenéis que intentar hacerla bien.</text:p>
        </text:list-item>
      </text:list>
      <text:p text:style-name="P10"><text:span text:style-name="T11"><text:s/>❕</text:span><text:span text:style-name="T12"> </text:span><text:span text:style-name="T10">Atención: </text:span>no cumplir estas consideraciones puede reducir la nota hasta 3 puntos.</text:p>
      <text:list xml:id="list12101293568701" text:continue-list="list12102077005511" text:style-name="WWNum2">
        <text:list-item>
          <text:p text:style-name="P27"><text:bookmark text:name="_4owcmsjlyn6b"/>Actividad 00</text:p>
        </text:list-item>
      </text:list>
      <text:p text:style-name="Standard"><text:span text:style-name="T20">(Solo realizar si no lo hiciste en la unidad anterior).</text:span><text:span text:style-name="T10"> </text:span>Realiza la instalación de Windows 10 en una máquina virtual con arranque dual con Ubuntu (Linux). La contraseña de los usuarios creados durante la instalación debe ser “Serra2024” para evitar perdidas.</text:p>
      <text:p text:style-name="Standard">Muestra al profesorado los sistemas operativos instalados.</text:p>
      <text:p text:style-name="P10"><text:span text:style-name="T9"><text:s/>📕 </text:span><text:span text:style-name="T10">A entregar: </text:span>enseña al profesorado que los sistemas operativos están instalados y en marcha.</text:p>
      <text:list xml:id="list12100565428685" text:continue-numbering="true" text:style-name="WWNum2">
        <text:list-item>
          <text:p text:style-name="P27"><text:bookmark text:name="_6fwqqdybz39n"/>Actividad 01</text:p>
        </text:list-item>
      </text:list>
      <text:p text:style-name="Standard">Explica como hacer que el explorador muestre extensiones de los ficheros y archivos ocultos.</text:p>
      <text:p text:style-name="P10"><text:span text:style-name="T9"><text:s/>📕 </text:span><text:span text:style-name="T10">A entregar: </text:span><text:s/>explicación y capturas de como realizar el proceso.</text:p>
      <text:list xml:id="list12101898599910" text:continue-numbering="true" text:style-name="WWNum2">
        <text:list-item>
          <text:p text:style-name="P27"><text:bookmark text:name="_alzs0el7m4cz"/>Actividad 02</text:p>
        </text:list-item>
      </text:list>
      <text:p text:style-name="Standard">Crea una tarea programada que ejecute la calculadora y se ejecute todos los sábados a las 22:00 horas. Adjunta capturas de pantalla junto con una breve explicación de cómo lo has hecho y como harías para probar su funcionamiento.</text:p>
      <text:p text:style-name="P10"><text:span text:style-name="T9"><text:s/>📕 </text:span><text:span text:style-name="T10">A entregar: </text:span>documento explicando como se ha realizado y como probarías su funcionamiento, incluyendo capturas de pantalla del proceso.</text:p>
      <text:list xml:id="list12100806305410" text:continue-numbering="true" text:style-name="WWNum2">
        <text:list-item>
          <text:p text:style-name="P27"><text:bookmark text:name="_ktvw864l9bkr"/>Actividad 03</text:p>
        </text:list-item>
      </text:list>
      <text:p text:style-name="Standard">Windows no incluye herramientas que permitan recuperar la información de un disco que acabamos de formatear. Busca en Internet el nombre de al menos dos programas que permita realizar una recuperación de datos de un disco que haya sido formateado por error. ¿Por qué es posible esta recuperación de información en algunos casos? Indica tu respuesta.</text:p>
      <text:p text:style-name="P10"><text:span text:style-name="T9"><text:s/>📕 </text:span><text:span text:style-name="T10">A entregar: </text:span>documento indicando que dos programas se pueden utilizar para este fin, así como la explicación a la pregunta indicada.</text:p>
      <text:list xml:id="list12100906020015" text:continue-numbering="true" text:style-name="WWNum2">
        <text:list-item>
          <text:p text:style-name="P27"><text:bookmark text:name="_6wczumkftewg"/>Actividad 04</text:p>
        </text:list-item>
      </text:list>
      <text:p text:style-name="Standard">¿Es conveniente desfragmentar regularmente un disco duro mecánico? ¿Y un disco SSD? Explica como harías desde consola la desfragmentación de un disco en Windows. Haz una captura del proceso marcha.</text:p>
      <text:p text:style-name="P10"><text:span text:style-name="T9"><text:s/>📕 </text:span><text:span text:style-name="T10">A entregar: </text:span>documento indicando la respuesta a las preguntas planteadas, así como el comando solicitado y la captura del proceso en marcha.</text:p>
      <text:list xml:id="list12102319073854" text:continue-numbering="true" text:style-name="WWNum2">
        <text:list-item>
          <text:p text:style-name="P27"><text:bookmark text:name="_10z7y1e0ud48"/>Actividad 05</text:p>
        </text:list-item>
      </text:list>
      <text:p text:style-name="Standard">Desde la consola, chequea en busca de errores en el disco duro donde se encuentra tu Windows. Indica el comando realizado. Haz una captura del proceso en marcha.</text:p>
      <text:p text:style-name="P10"><text:span text:style-name="T9"><text:s/>📕 </text:span><text:span text:style-name="T10">A entregar: </text:span>documento con el comando utilizado y la captura del proceso en marcha.</text:p>
      <text:list xml:id="list12100408873671" text:continue-numbering="true" text:style-name="WWNum2">
        <text:list-item>
          <text:p text:style-name="P27"><text:bookmark text:name="_4k81nvs0l50n"/>Actividad 06</text:p>
        </text:list-item>
      </text:list>
      <text:p text:style-name="Standard">Configura las cuotas de disco del disco C: de tu máquina virtual, de modo que como mucho cada usuario pueda guardar hasta 2 GB de datos. Establece el nivel de aviso en 1500 MB. Explica el proceso como has realizado el proceso utilizando capturas.</text:p>
      <text:p text:style-name="P10"><text:span text:style-name="T9"><text:s/>📕 </text:span><text:span text:style-name="T10">A entregar: </text:span>documento con capturas donde se explica el proceso seguido.</text:p>
      <text:list xml:id="list12101290669118" text:continue-numbering="true" text:style-name="WWNum2">
        <text:list-item>
          <text:p text:style-name="P27"><text:bookmark text:name="_z6v8py91om6f"/>Actividad 07</text:p>
        </text:list-item>
      </text:list>
      <text:p text:style-name="Standard"><text:soft-page-break/>Crea una nueva cuenta de usuario de tipo administrador mediante comandos de consola llamada “Tu_nombre” (con tu nombre) y ponle como contraseña 1234. Tras crearla, elimínala mediante comandos de consola. Haz capturas de pantalla de todo el proceso. </text:p>
      <text:p text:style-name="P10"><text:span text:style-name="T9"><text:s/>📕 </text:span><text:span text:style-name="T10">A entregar: </text:span>documento con los comandos utilizado y capturas tanto de la creación como de la eliminación.</text:p>
      <text:list xml:id="list12102466789140" text:continue-numbering="true" text:style-name="WWNum2">
        <text:list-item>
          <text:p text:style-name="P27"><text:bookmark text:name="_qsoun4un4g32"/>Actividad 08</text:p>
        </text:list-item>
      </text:list>
      <text:p text:style-name="Standard">¿Qué harías para que a todos los usuarios de un equipo tuvieran en su escritorio un icono de acceso a directo al programa “Notepad”? Explica y muestra capturas de como realizarlo.</text:p>
      <text:p text:style-name="P10"><text:span text:style-name="T9"><text:s/>📕 </text:span><text:span text:style-name="T10">A entregar: </text:span><text:s/>explicación y capturas de como realizar el proceso.</text:p>
      <text:list xml:id="list12100703905268" text:continue-numbering="true" text:style-name="WWNum2">
        <text:list-item>
          <text:p text:style-name="P27"><text:bookmark text:name="_v30xnv8ivdnp"/>Actividad 09</text:p>
        </text:list-item>
      </text:list>
      <text:p text:style-name="Standard">¿Qué harías para que cada usuario, al crearse, accediera a una plantilla "Formulario.odt" para que la pudieran rellenar de cero y enviarla por correo electrónico? Explica y muestra capturas de como realizarlo.</text:p>
      <text:p text:style-name="P10"><text:span text:style-name="T9"><text:s/>📕 </text:span><text:span text:style-name="T10">A entregar: </text:span><text:s/>explicación y capturas de como realizar el proceso.</text:p>
      <text:list xml:id="list12100612922828" text:continue-numbering="true" text:style-name="WWNum2">
        <text:list-item>
          <text:p text:style-name="P27"><text:bookmark text:name="_mq12yyausd1w"/>Actividad 10</text:p>
        </text:list-item>
      </text:list>
      <text:p text:style-name="Standard">Crea un usuario de tipo administrador llamado “prueba” con una contraseña que tú quieras. Supongamos que has perdido la contraseña.</text:p>
      <text:p text:style-name="Standard">Utiliza el LiveCD/USB “Rescatux” <text:a xlink:type="simple" xlink:href="http://www.supergrubdisk.org/rescatux" text:style-name="ListLabel_20_19" text:visited-style-name="ListLabel_20_19"><text:span text:style-name="T21">http://www.supergrubdisk.org/rescatux</text:span></text:a> para poder poner la contraseña de ese usuario en blanco y así poder acceder a él. Tras ello, elimina el usuario del sistema.</text:p>
      <text:p text:style-name="P10"><text:span text:style-name="T9"><text:s/>📕 </text:span><text:span text:style-name="T10">A entregar: </text:span><text:s/>explicación y capturas de como realizar el proces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3. Actividades evaluables 01</text:span></text:p>
      </style:header>
      <style:footer>
        <text:p text:style-name="MP4"><text:span text:style-name="MT1">CFGM Sistemas Microinformáticos y Redes<text:tab/><text:tab/>Unidad 03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76" meta:word-count="984" meta:character-count="5949" meta:non-whitespace-character-count="5031"/>
    <meta:generator>LibreOfficeDev/6.0.5.2$Linux_X86_64 LibreOffice_project/</meta:generator>
  </office:meta>
</office:document-meta>
</file>